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5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6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0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1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2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Pivot Table_Sheet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Pivot Table_Pivot Table_Sheet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Pivot Table_Pivot Table_Pivot Table_Sheet1_1_1_1" table:style-name="ta1">
        <table:shapes>
          <draw:frame draw:z-index="0" draw:style-name="gr1" draw:text-style-name="P1" svg:width="15.997cm" svg:height="9.004cm" svg:x="3.937cm" svg:y="8.393cm">
            <draw:object draw:notify-on-update-of-ranges="PT@categories PT@label 0 PT@data 0 PT@label 1 PT@data 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default-cell-style-name="ce15"/>
        <table:table-column table:style-name="co1" table:default-cell-style-name="ce21"/>
        <table:table-row table:style-name="ro1">
          <table:table-cell table:style-name="ce1" office:value-type="string" calcext:value-type="string">
            <text:p>Sum - montant</text:p>
          </table:table-cell>
          <table:table-cell table:style-name="ce6" office:value-type="string" calcext:value-type="string">
            <text:p>typevente</text:p>
          </table:table-cell>
          <table:table-cell table:style-name="ce12"/>
          <table:table-cell table:style-name="ce18"/>
        </table:table-row>
        <table:table-row table:style-name="ro1">
          <table:table-cell table:style-name="ce2" office:value-type="string" calcext:value-type="string">
            <text:p>annee</text:p>
          </table:table-cell>
          <table:table-cell table:style-name="ce7" office:value-type="string" calcext:value-type="string">
            <text:p>N</text:p>
          </table:table-cell>
          <table:table-cell table:style-name="ce13" office:value-type="string" calcext:value-type="string">
            <text:p>O</text:p>
          </table:table-cell>
          <table:table-cell table:style-name="ce19" office:value-type="string" calcext:value-type="string">
            <text:p>Total Result</text:p>
          </table:table-cell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8" office:value-type="float" office:value="14792.54" calcext:value-type="float">
            <text:p>14792,54</text:p>
          </table:table-cell>
          <table:table-cell table:style-name="ce14" office:value-type="float" office:value="9428.05" calcext:value-type="float">
            <text:p>9428,05</text:p>
          </table:table-cell>
          <table:table-cell table:style-name="ce20" office:value-type="float" office:value="24220.59" calcext:value-type="float">
            <text:p>24220,5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3248" calcext:value-type="float">
            <text:p>13248</text:p>
          </table:table-cell>
          <table:table-cell office:value-type="float" office:value="11463.97" calcext:value-type="float">
            <text:p>11463,97</text:p>
          </table:table-cell>
          <table:table-cell office:value-type="float" office:value="24711.97" calcext:value-type="float">
            <text:p>24711,9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7520.51" calcext:value-type="float">
            <text:p>17520,51</text:p>
          </table:table-cell>
          <table:table-cell office:value-type="float" office:value="9121.89" calcext:value-type="float">
            <text:p>9121,89</text:p>
          </table:table-cell>
          <table:table-cell office:value-type="float" office:value="26642.4" calcext:value-type="float">
            <text:p>26642,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9530.42" calcext:value-type="float">
            <text:p>19530,42</text:p>
          </table:table-cell>
          <table:table-cell office:value-type="float" office:value="11953.65" calcext:value-type="float">
            <text:p>11953,65</text:p>
          </table:table-cell>
          <table:table-cell office:value-type="float" office:value="31484.07" calcext:value-type="float">
            <text:p>31484,0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10" office:value-type="float" office:value="22344.64" calcext:value-type="float">
            <text:p>22344,64</text:p>
          </table:table-cell>
          <table:table-cell table:style-name="ce16" office:value-type="float" office:value="13692.35" calcext:value-type="float">
            <text:p>13692,35</text:p>
          </table:table-cell>
          <table:table-cell table:style-name="ce22" office:value-type="float" office:value="36036.99" calcext:value-type="float">
            <text:p>36036,99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87436.11" calcext:value-type="float">
            <text:p>87436,11</text:p>
          </table:table-cell>
          <table:table-cell table:style-name="ce17" office:value-type="float" office:value="55659.91" calcext:value-type="float">
            <text:p>55659,91</text:p>
          </table:table-cell>
          <table:table-cell table:style-name="ce23" office:value-type="float" office:value="143096.02" calcext:value-type="float">
            <text:p>143096,02</text:p>
          </table:table-cell>
        </table:table-row>
      </table:table>
      <table:named-expressions/>
      <table:data-pilot-tables>
        <table:data-pilot-table table:name="DataPilot1" table:application-data="" table:target-range-address="'Pivot Table_Pivot Table_Pivot Table_Sheet1_1_1_1'.A1:'Pivot Table_Pivot Table_Pivot Table_Sheet1_1_1_1'.D8" table:buttons="'Pivot Table_Pivot Table_Pivot Table_Sheet1_1_1_1'.A2 'Pivot Table_Pivot Table_Pivot Table_Sheet1_1_1_1'.B1" table:show-filter-button="false" table:drill-down-on-double-click="false">
          <table:database-source-query table:database-name="LibreOfficeBaseLibrairieLocalHost" table:query-name="Graphique3LocalHost"/>
          <table:data-pilot-field table:source-field-name="typevente" table:orientation="column" table:used-hierarchy="0" table:function="auto">
            <table:data-pilot-level table:show-empty="false" calcext:repeat-item-labels="false">
              <table:data-pilot-members>
                <table:data-pilot-member table:name="N" table:display="true" table:show-details="true"/>
                <table:data-pilot-member table:name="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" table:orientation="data" table:used-hierarchy="0" table:function="sum">
            <table:data-pilot-level table:show-empty="false" calcext:repeat-item-labels="false">
              <table:data-pilot-members>
                <table:data-pilot-member table:name="9121,89" table:display="true" table:show-details="true"/>
                <table:data-pilot-member table:name="9428,05" table:display="true" table:show-details="true"/>
                <table:data-pilot-member table:name="11463,97" table:display="true" table:show-details="true"/>
                <table:data-pilot-member table:name="11953,65" table:display="true" table:show-details="true"/>
                <table:data-pilot-member table:name="13248" table:display="true" table:show-details="true"/>
                <table:data-pilot-member table:name="13692,35" table:display="true" table:show-details="true"/>
                <table:data-pilot-member table:name="14792,54" table:display="true" table:show-details="true"/>
                <table:data-pilot-member table:name="17520,51" table:display="true" table:show-details="true"/>
                <table:data-pilot-member table:name="19530,42" table:display="true" table:show-details="true"/>
                <table:data-pilot-member table:name="22344,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FreeSans" fo:font-size="10pt" fo:language="fr" fo:country="FR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fr" fo:country="FR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6T14:36:34.641666891</meta:creation-date>
    <dc:date>2025-03-16T14:54:10.065233889</dc:date>
    <meta:editing-duration>PT6M22S</meta:editing-duration>
    <meta:editing-cycles>1</meta:editing-cycles>
    <meta:document-statistic meta:table-count="4" meta:cell-count="30" meta:object-count="1"/>
    <meta:generator>LibreOffice/25.2.1.2$Linux_X86_64 LibreOffice_project/5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1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diamond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loext:data-pilot-source="DataPilot1" chart:class="chart:line" chart:style-name="ch1">
        <chart:legend chart:legend-position="end" svg:x="13.189cm" svg:y="2.951cm" style:legend-expansion="high" chart:style-name="ch2"/>
        <chart:plot-area chart:style-name="ch3" svg:x="0.319cm" svg:y="0.18cm" svg:width="12.551cm" svg:height="7.745cm">
          <chart:coordinate-region svg:x="1.526cm" svg:y="0.379cm" svg:width="10.96cm" svg:height="6.89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/>
          <chart:series chart:style-name="ch5" chart:values-cell-range-address="PT@data 0" chart:label-cell-address="PT@label 0" chart:class="chart:line">
            <chart:data-point chart:repeated="5"/>
          </chart:series>
          <chart:series chart:style-name="ch6" chart:values-cell-range-address="PT@data 1" chart:label-cell-address="PT@label 1" chart:class="chart:line">
            <chart:data-point/>
            <chart:data-point chart:style-name="ch7" chart:repeated="2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PT@label 0</svg:desc>
                </draw:g>
              </table:table-cell>
              <table:table-cell office:value-type="string">
                <text:p>O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</text:p>
                <draw:g>
                  <svg:desc>PT@categories</svg:desc>
                </draw:g>
              </table:table-cell>
              <table:table-cell office:value-type="float" office:value="14792.54">
                <text:p>14792.54</text:p>
                <draw:g>
                  <svg:desc>PT@data 0</svg:desc>
                </draw:g>
              </table:table-cell>
              <table:table-cell office:value-type="float" office:value="9428.05">
                <text:p>9428.05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3248">
                <text:p>13248</text:p>
              </table:table-cell>
              <table:table-cell office:value-type="float" office:value="11463.97">
                <text:p>11463.97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7520.51">
                <text:p>17520.51</text:p>
              </table:table-cell>
              <table:table-cell office:value-type="float" office:value="9121.89">
                <text:p>9121.89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9530.42">
                <text:p>19530.42</text:p>
              </table:table-cell>
              <table:table-cell office:value-type="float" office:value="11953.65">
                <text:p>11953.6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2344.64">
                <text:p>22344.64</text:p>
              </table:table-cell>
              <table:table-cell office:value-type="float" office:value="13692.35">
                <text:p>13692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